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0E000000145AE3A3775160286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text-indent="0cm" style:auto-text-indent="false"/>
      <style:text-properties style:font-name="Arial Narrow" fo:language="en" fo:country="GB" style:font-name-complex="Arial1"/>
    </style:style>
    <style:style style:name="P4" style:family="paragraph" style:parent-style-name="Standard" style:list-style-name="">
      <style:paragraph-properties fo:margin-left="0.319cm" fo:margin-right="0cm" fo:text-indent="0cm" style:auto-text-indent="false">
        <style:tab-stops>
          <style:tab-stop style:position="10.724cm"/>
        </style:tab-stops>
      </style:paragraph-properties>
      <style:text-properties style:font-name="Arial Narrow" fo:language="en" fo:country="GB" style:font-name-complex="Arial1"/>
    </style:style>
    <style:style style:name="P5" style:family="paragraph" style:parent-style-name="Standard">
      <style:paragraph-properties fo:margin-left="0.319cm" fo:margin-right="0cm" fo:text-indent="0cm" style:auto-text-indent="false">
        <style:tab-stops>
          <style:tab-stop style:position="9.412cm"/>
        </style:tab-stops>
      </style:paragraph-properties>
      <style:text-properties style:font-name="Arial Narrow" fo:language="en" fo:country="GB" style:font-name-complex="Arial1"/>
    </style:style>
    <style:style style:name="P6" style:family="paragraph" style:parent-style-name="Standard">
      <style:paragraph-properties fo:margin-left="0.319cm" fo:margin-right="0cm" fo:text-indent="0cm" style:auto-text-indent="false"/>
      <style:text-properties style:font-name="Arial Narrow" style:font-name-complex="Arial1"/>
    </style:style>
    <style:style style:name="P7" style:family="paragraph" style:parent-style-name="Standard">
      <style:paragraph-properties fo:margin-left="0.319cm" fo:margin-right="0cm" fo:text-indent="0cm" style:auto-text-indent="false"/>
      <style:text-properties style:font-name="Arial Narrow" fo:font-size="10pt" fo:language="en" fo:country="GB" style:font-size-asian="10pt" style:font-name-complex="Arial1" style:font-size-complex="10pt"/>
    </style:style>
    <style:style style:name="P8" style:family="paragraph" style:parent-style-name="Standard">
      <style:paragraph-properties fo:margin-left="0.319cm" fo:margin-right="0cm" fo:text-indent="0cm" style:auto-text-indent="false"/>
      <style:text-properties fo:color="#000000" loext:opacity="100%" style:font-name="Arial Narrow" fo:font-size="14pt" fo:language="en" fo:country="GB" style:font-size-asian="14pt" style:font-name-complex="Arial1" style:font-size-complex="14pt"/>
    </style:style>
    <style:style style:name="P9" style:family="paragraph" style:parent-style-name="Standard" style:list-style-name="">
      <style:paragraph-properties fo:margin-left="0.319cm" fo:margin-right="0cm" fo:text-indent="0cm" style:auto-text-indent="false">
        <style:tab-stops>
          <style:tab-stop style:position="10.724cm"/>
        </style:tab-stops>
      </style:paragraph-properties>
    </style:style>
    <style:style style:name="P10" style:family="paragraph" style:parent-style-name="Standard">
      <style:paragraph-properties fo:margin-left="0.319cm" fo:margin-right="0cm" fo:margin-top="0.212cm" fo:margin-bottom="0cm" style:contextual-spacing="false" fo:text-indent="0cm" style:auto-text-indent="false"/>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1"/>
    </style:style>
    <style:style style:name="P12"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language="en" fo:country="GB" style:font-name-complex="Arial1"/>
    </style:style>
    <style:style style:name="P13"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1" style:font-size-complex="14pt"/>
    </style:style>
    <style:style style:name="P14" style:family="paragraph" style:parent-style-name="Standard" style:list-style-name="">
      <style:paragraph-properties fo:margin-left="0.319cm" fo:margin-right="0cm" fo:margin-top="0.212cm" fo:margin-bottom="0cm" style:contextual-spacing="false" fo:text-indent="0cm" style:auto-text-indent="false"/>
    </style:style>
    <style:style style:name="P15"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language="en" fo:country="GB" style:font-name-complex="Arial1"/>
    </style:style>
    <style:style style:name="P16"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style>
    <style:style style:name="P17" style:family="paragraph" style:parent-style-name="Standard" style:master-page-name="Standard">
      <style:paragraph-properties fo:margin-left="0.319cm" fo:margin-right="0cm" fo:text-indent="0cm" style:auto-text-indent="false" style:page-number="auto"/>
      <style:text-properties style:font-name="Arial Narrow" fo:font-size="16pt" fo:language="en" fo:country="GB" style:font-size-asian="16pt" style:font-name-complex="Arial1" style:font-size-complex="16pt"/>
    </style:style>
    <style:style style:name="P18" style:family="paragraph" style:parent-style-name="Standard">
      <style:paragraph-properties fo:margin-left="0.318cm" fo:margin-right="0cm" fo:text-indent="0cm" style:auto-text-indent="false"/>
    </style:style>
    <style:style style:name="P19"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1" style:font-size-complex="14pt"/>
    </style:style>
    <style:style style:name="P20" style:family="paragraph" style:parent-style-name="Standard" style:list-style-name="">
      <style:paragraph-properties fo:margin-left="0.318cm" fo:margin-right="0cm" fo:text-indent="0cm" style:auto-text-indent="false"/>
      <style:text-properties style:font-name="Arial Narrow" fo:font-size="14pt" fo:language="en" fo:country="GB" style:font-size-asian="14pt" style:font-name-complex="Arial1" style:font-size-complex="14pt"/>
    </style:style>
    <style:style style:name="P21" style:family="paragraph" style:parent-style-name="Standard">
      <style:paragraph-properties fo:margin-left="0.318cm" fo:margin-right="0cm" fo:text-indent="0cm" style:auto-text-indent="false"/>
      <style:text-properties style:font-name="Arial Narrow" fo:language="en" fo:country="GB" style:font-name-complex="Arial1"/>
    </style:style>
    <style:style style:name="P22" style:family="paragraph" style:parent-style-name="Standard" style:list-style-name="">
      <style:paragraph-properties fo:margin-left="0.318cm" fo:margin-right="0cm" fo:text-indent="0cm" style:auto-text-indent="false"/>
      <style:text-properties style:font-name="Arial Narrow" fo:language="en" fo:country="GB" style:font-name-complex="Arial1"/>
    </style:style>
    <style:style style:name="P23" style:family="paragraph" style:parent-style-name="Standard" style:list-style-name="">
      <style:paragraph-properties fo:margin-left="0.318cm" fo:margin-right="0cm" fo:text-indent="0cm" style:auto-text-indent="false"/>
      <style:text-properties style:font-name="Arial Narrow" fo:language="en" fo:country="GB" style:font-name-complex="Arial1" style:font-size-complex="10pt"/>
    </style:style>
    <style:style style:name="P24" style:family="paragraph" style:parent-style-name="Standard" style:list-style-name="">
      <style:paragraph-properties fo:margin-left="0.318cm" fo:margin-right="0cm" fo:text-indent="0cm" style:auto-text-indent="false"/>
      <style:text-properties style:font-name="Arial Narrow" fo:font-size="10pt" fo:language="en" fo:country="GB" style:font-size-asian="10pt" style:font-name-complex="Arial1" style:font-size-complex="10pt"/>
    </style:style>
    <style:style style:name="P25" style:family="paragraph" style:parent-style-name="Standard">
      <style:paragraph-properties fo:margin-left="0.318cm" fo:margin-right="0cm" fo:text-indent="0cm" style:auto-text-indent="false"/>
      <style:text-properties fo:color="#000000" loext:opacity="100%" style:font-name="Arial Narrow" fo:font-size="14pt" fo:language="en" fo:country="GB" style:font-size-asian="14pt" style:font-name-complex="Arial1" style:font-size-complex="14pt"/>
    </style:style>
    <style:style style:name="P26" style:family="paragraph" style:parent-style-name="Standard">
      <style:paragraph-properties fo:margin-left="0.318cm" fo:margin-right="0cm" fo:text-indent="0cm" style:auto-text-indent="false"/>
      <style:text-properties fo:color="#000000" loext:opacity="100%" style:font-name="Arial Narrow" fo:font-size="10pt" fo:language="en" fo:country="GB" style:font-size-asian="10pt" style:font-name-complex="Arial1" style:font-size-complex="10pt"/>
    </style:style>
    <style:style style:name="P27" style:family="paragraph" style:parent-style-name="Standard" style:list-style-name="">
      <style:paragraph-properties fo:margin-left="0.318cm" fo:margin-right="0cm" fo:text-indent="0cm" style:auto-text-indent="false"/>
      <style:text-properties fo:color="#000000" loext:opacity="100%" style:font-name="Arial Narrow" fo:language="en" fo:country="GB" style:font-name-complex="Arial1"/>
    </style:style>
    <style:style style:name="P28" style:family="paragraph" style:parent-style-name="Standard" style:list-style-name="">
      <style:paragraph-properties fo:margin-left="0.318cm" fo:margin-right="0cm" fo:text-indent="0cm" style:auto-text-indent="false"/>
    </style:style>
    <style:style style:name="P29" style:family="paragraph" style:parent-style-name="Standard">
      <style:paragraph-properties fo:margin-left="0.318cm" fo:margin-right="0cm" fo:margin-top="0.212cm" fo:margin-bottom="0cm" style:contextual-spacing="false" fo:text-indent="0cm" style:auto-text-indent="false"/>
    </style:style>
    <style:style style:name="T1" style:family="text">
      <style:text-properties style:font-name="Arial Narrow" fo:font-size="16pt" fo:language="en" fo:country="GB" style:font-size-asian="16pt" style:font-name-complex="Arial1" style:font-size-complex="16pt"/>
    </style:style>
    <style:style style:name="T2" style:family="text">
      <style:text-properties style:font-name="Arial Narrow" fo:font-size="16pt" style:font-size-asian="16pt" style:font-name-complex="Arial1" style:font-size-complex="16pt"/>
    </style:style>
    <style:style style:name="T3" style:family="text">
      <style:text-properties style:font-name="Arial Narrow" fo:font-size="14pt" style:font-size-asian="14pt" style:font-name-complex="Arial1" style:font-size-complex="14pt"/>
    </style:style>
    <style:style style:name="T4" style:family="text">
      <style:text-properties style:font-name="Arial Narrow" fo:font-size="14pt" fo:language="en" fo:country="GB" style:font-size-asian="14pt" style:font-name-complex="Arial1" style:font-size-complex="14pt"/>
    </style:style>
    <style:style style:name="T5" style:family="text">
      <style:text-properties style:font-name="Arial Narrow" style:font-name-complex="Arial1"/>
    </style:style>
    <style:style style:name="T6" style:family="text">
      <style:text-properties style:font-name="Arial Narrow" fo:language="en" fo:country="GB" style:font-name-complex="Arial1"/>
    </style:style>
    <style:style style:name="T7" style:family="text">
      <style:text-properties style:font-name="Arial Narrow" fo:language="en" fo:country="GB" style:font-name-complex="Arial1" style:font-size-complex="10pt"/>
    </style:style>
    <style:style style:name="T8" style:family="text">
      <style:text-properties style:font-name="Arial Narrow" fo:language="en" fo:country="GB" style:font-name-complex="Arial Narrow"/>
    </style:style>
    <style:style style:name="T9" style:family="text">
      <style:text-properties style:font-name="Arial Narrow" fo:language="en" fo:country="GB" style:font-name-asian="Arial Narrow" style:font-name-complex="Arial Narrow"/>
    </style:style>
    <style:style style:name="T10" style:family="text">
      <style:text-properties style:font-name="Arial Narrow" style:font-name-complex="Arial Narrow"/>
    </style:style>
    <style:style style:name="T11" style:family="text">
      <style:text-properties style:font-name="Arial Narrow" fo:font-size="10pt" style:font-size-asian="10pt" style:font-name-complex="Arial1" style:font-size-complex="10pt"/>
    </style:style>
    <style:style style:name="T12" style:family="text">
      <style:text-properties style:font-name="Arial Narrow" fo:font-size="10pt" fo:language="en" fo:country="GB" style:font-size-asian="10pt" style:font-name-complex="Arial1" style:font-size-complex="10pt"/>
    </style:style>
    <style:style style:name="T13" style:family="text">
      <style:text-properties fo:font-size="14pt" style:font-size-asian="14pt" style:font-size-complex="14pt"/>
    </style:style>
    <style:style style:name="T14" style:family="text">
      <style:text-properties fo:color="#000000" loext:opacity="100%" style:font-name="Arial Narrow" style:font-name-complex="Arial1"/>
    </style:style>
    <style:style style:name="T15" style:family="text">
      <style:text-properties fo:color="#000000" loext:opacity="100%" style:font-name="Arial Narrow" fo:font-size="14pt" style:font-size-asian="14pt" style:font-name-complex="Arial1" style:font-size-complex="14pt"/>
    </style:style>
    <style:style style:name="T16" style:family="text">
      <style:text-properties fo:color="#000000" loext:opacity="100%" style:font-name="Arial Narrow" fo:font-size="14pt" fo:language="en" fo:country="GB" style:font-size-asian="14pt" style:font-name-complex="Arial1" style:font-size-complex="14pt"/>
    </style:style>
    <style:style style:name="T17" style:family="text">
      <style:text-properties fo:color="#000000" loext:opacity="100%" style:font-name="Arial Narrow" fo:language="en" fo:country="GB" style:font-name-complex="Arial1"/>
    </style:style>
    <style:style style:name="T18" style:family="text">
      <style:text-properties fo:color="#000000" loext:opacity="100%" style:font-name="Arial Narrow" fo:font-size="10pt" fo:language="en" fo:country="GB" style:font-size-asian="10pt" style:font-name-complex="Arial1" style:font-size-complex="10pt"/>
    </style:style>
    <style:style style:name="T19" style:family="text">
      <style:text-properties fo:color="#000000" loext:opacity="100%" fo:font-size="14pt" style:font-size-asian="14pt" style:font-size-complex="14pt"/>
    </style:style>
    <style:style style:name="T20" style:family="text">
      <style:text-properties fo:color="#999999" loext:opacity="100%" style:font-name="Arial Narrow" fo:font-size="14pt" fo:language="en" fo:country="GB" fo:font-style="italic" style:font-size-asian="14pt" style:font-style-asian="italic" style:font-name-complex="Arial1" style:font-size-complex="14pt"/>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LCD3 additional manual</text:p>
      <text:p text:style-name="P18"><text:span text:style-name="T4">TSDZ2 open source firmware v20.1C for KT- LCD3 display</text:span></text:p>
      <text:p text:style-name="P18"><text:span text:style-name="T4">modified version of 20 beta 1 (C)</text:span></text:p>
      <text:p text:style-name="P19"/>
      <text:p text:style-name="P21"/>
      <text:p text:style-name="P21">Before using the software, please read the following instructions and the display wiki carefully:</text:p>
      <text:p text:style-name="P10"><text:a xlink:type="simple" xlink:href="https://github.com/OpenSourceEBike/TSDZ2_wiki/wiki/0.20.0-(DEVELOPMENT)-%7C-KT-LCD3-%7C-TSDZ2-%7C-Manual#Configuration_Menu" text:style-name="Internet_20_link" text:visited-style-name="Visited_20_Internet_20_Link"><text:span text:style-name="Internet_20_link"><text:span text:style-name="T8">0.20.0 (DEVELOPMENT) | KT LCD3 | TSDZ2 | Manual · OpenSourceEBike/TSDZ2_wiki Wiki · GitHub</text:span></text:span></text:a></text:p>
      <text:p text:style-name="P10"><text:span text:style-name="T6">This manual is a supplement only.</text:span></text:p>
      <text:p text:style-name="P13"/>
      <text:p text:style-name="P2"><text:span text:style-name="T4">Menu items changed or added:</text:span></text:p>
      <text:p text:style-name="P10"><text:span text:style-name="T6">0.3 <text:s text:c="2"/>removed “Experimental high cadence mode”, choice of motor only 0=48V or 1=36V</text:span></text:p>
      <text:p text:style-name="P2"><text:span text:style-name="T6">0.11 added "Number of assist levels"</text:span></text:p>
      <text:p text:style-name="P10"><text:span text:style-name="T6">2.0 <text:s/>removed “Enable Power Assist”, replaced with -&gt; "Startup Boost" enable/disable</text:span></text:p>
      <text:p text:style-name="P2"><text:span text:style-name="T6">2.1 <text:s/>removed "Number of assist levels", moved in 0.11</text:span></text:p>
      <text:p text:style-name="P10"><text:span text:style-name="T6">3.0 <text:s/>removed “Enable Torque Assist”, replaced with -&gt; "Torque sensor calibration" enable/disable</text:span></text:p>
      <text:p text:style-name="P2"><text:span text:style-name="T6">3.1 <text:s/>removed "Number of assist levels", moved in 0.11</text:span></text:p>
      <text:p text:style-name="P10"><text:span text:style-name="T6">4.0 <text:s/>removed “Enable Cadence Assist”, replaced with -&gt; "Assist with error enabled"</text:span></text:p>
      <text:p text:style-name="P2"><text:span text:style-name="T6">4.1 <text:s/>removed "Number of assist levels", moved in 0.11</text:span></text:p>
      <text:p text:style-name="P10"><text:span text:style-name="T6">5.1 <text:s/>removed “Sensitivity” eMTB”, replaced with -&gt; “eMTB assist level 1”</text:span></text:p>
      <text:p text:style-name="P2"><text:span text:style-name="T6">5.x <text:s/>added “eMTB assist level x” until 9 + 1</text:span></text:p>
      <text:p text:style-name="P10"><text:span text:style-name="T6">10.4 <text:s text:c="2"/>removed "Cadence sensor mode", replaced with -&gt; "Coaster brake torque threshold"</text:span></text:p>
      <text:p text:style-name="P2"><text:span text:style-name="T6">10.9 <text:s/>added “</text:span><text:span text:style-name="T14">Motor deceleration</text:span><text:span text:style-name="T6">”</text:span></text:p>
      <text:p text:style-name="P2"><text:span text:style-name="T6">10.10 added "Pedal torque ADC offset”</text:span></text:p>
      <text:p text:style-name="P2"><text:span text:style-name="T6">10.11 added "Pedal torque ADC max"</text:span></text:p>
      <text:p text:style-name="P2"><text:span text:style-name="T6">10.12 added "Startup Boost torque factor"</text:span></text:p>
      <text:p text:style-name="P2"><text:span text:style-name="T6">10.13 added "Startup Boost cadence step"</text:span></text:p>
      <text:p text:style-name="P2"><text:span text:style-name="T6">10.14 added “Field Weakening” enabled/disabled</text:span></text:p>
      <text:p text:style-name="P10"><text:span text:style-name="T6">11.7 removed "Cadence sensor magnet pulse percentage", replaced with -&gt; “Pedal torque delta”</text:span></text:p>
      <text:p text:style-name="P3"/>
      <text:p text:style-name="P2"><text:span text:style-name="T6">The choice of assistance mode is in the main screen.</text:span></text:p>
      <text:p text:style-name="P2"><text:span text:style-name="T6">At level 0, ON/OFF button to view the current mode, UP/DOWN button to change, ON/OFF button to confirm.</text:span></text:p>
      <text:p text:style-name="P10"><text:span text:style-name="T6">Assistance values for all modes from 1 to 254, for eMTB from 1 to 20.</text:span></text:p>
      <text:p text:style-name="P25"/>
      <text:p text:style-name="P10"><text:span text:style-name="T16">Description of the modified or added parameters</text:span><text:span text:style-name="T4">:</text:span></text:p>
      <text:p text:style-name="P8"/>
      <text:p text:style-name="P8">0.3 <text:s/>- Motor voltage type</text:p>
      <text:p text:style-name="P11">Choice of 48V or 36V motor type, read motor plate data.</text:p>
      <text:p text:style-name="P18"><text:span text:style-name="T6">Caution. It is not the battery voltage.</text:span></text:p>
      <text:p text:style-name="P18"><text:span text:style-name="T6">High-cadence experimental modes are no longer available.</text:span></text:p>
      <text:p text:style-name="P21"/>
      <text:p text:style-name="P8">0.11 <text:s/>- Number of assist levels</text:p>
      <text:p text:style-name="P11">Choice of the number of levels to use, from 1 to 9.</text:p>
      <text:p text:style-name="P18"><text:span text:style-name="T6">It has the same function as the deleted items in the assist mode menus.</text:span></text:p>
      <text:p text:style-name="P2"><text:span text:style-name="T15">2.0 <text:s/>- Startup Boost</text:span></text:p>
      <text:p text:style-name="P10"><text:span text:style-name="T6">Enabled / Disabled</text:span><text:span text:style-name="T5">.</text:span></text:p>
      <text:p text:style-name="P3"><text:soft-page-break/>The BOOST function increases assistance when starting and at low cadence in "Power assist" mode.</text:p>
      <text:p text:style-name="P3">Attention, by enabling BOOST and "Start-up assistance without pedaling" at the same time, the effect increases! This can cause greater transmission stress.</text:p>
      <text:p text:style-name="P7"/>
      <text:p text:style-name="P2"><text:span text:style-name="T16">3.0 <text:s/>- Torque sensor calibration</text:span></text:p>
      <text:p text:style-name="P10"><text:span text:style-name="T6">Enabled / Disabled</text:span><text:span text:style-name="T5">.</text:span></text:p>
      <text:p text:style-name="P2"><text:span text:style-name="T6">Enable only after having entered the actual values of “Pedal torque ADC offset” and “Pedal torque ADC max”, obtained from the calibration.</text:span></text:p>
      <text:p text:style-name="P2"><text:span text:style-name="T6">Enabling without having entered the correct values can lead to unpredictable operations.</text:span></text:p>
      <text:p text:style-name="P2"><text:span text:style-name="T6">Calibration procedure: display in the "Technical Data" menu, the item (11.2) - "Torque sensor ADC value", enter the ADC value of the torque sensor without any push on the pedals in "Pedal torque ADC offset" (10.9). Enter the ADC value of the torque sensor with the maximum thrust applied to the pedal (cyclist standing on the right pedal in horizontal position) in "Pedal torque ADC max" (10.10).</text:span></text:p>
      <text:p text:style-name="P2"><text:span text:style-name="T17">Torque sensor calibration is required if the working range is limited, </text:span><text:span text:style-name="T6">“Pedal torque ADC max” - “Pedal torque ADC offset” &lt; 140.</text:span></text:p>
      <text:p text:style-name="P2"><text:span text:style-name="T6">Caution. The ADC values of the torque sensor over time may change, check periodically</text:span><text:span text:style-name="T17">.</text:span></text:p>
      <text:p text:style-name="P7"/>
      <text:p text:style-name="P2"><text:span text:style-name="T15">4.0 <text:s/>- </text:span><text:span text:style-name="T3">Assist with error enabled</text:span></text:p>
      <text:p text:style-name="P18"><text:span text:style-name="T6">Enabled / Disabled. The presence of an error disables assistance in all modes.</text:span></text:p>
      <text:p text:style-name="P18"><text:span text:style-name="T6">It is however possible to force assistance even with an error if this is caused by a problem with a sensor.</text:span></text:p>
      <text:p text:style-name="P18"><text:span text:style-name="T6">Torque, cadence or speed sensor. </text:span></text:p>
      <text:p text:style-name="P18"><text:span text:style-name="T6">You will have to choose the assistance mode that does not involve the use of the faulty sensor.</text:span></text:p>
      <text:p text:style-name="P18"><text:span text:style-name="T6">Use only in case of need, with this function enabled there are limitations in assistance.</text:span></text:p>
      <text:p text:style-name="P18"><text:span text:style-name="T6">The error codes have changed, see the new codes below.</text:span></text:p>
      <text:p text:style-name="P26"/>
      <text:p text:style-name="P2"><text:span text:style-name="T15">5.1 <text:s/>- eMTB a</text:span><text:span text:style-name="T3">ssist level 1</text:span></text:p>
      <text:p text:style-name="P10"><text:span text:style-name="T6">Also for eMTB assist, the same number of levels of assistance is provided as for the other modes.</text:span></text:p>
      <text:p text:style-name="P2"><text:span text:style-name="T6">The values are those of the available eMTB sensitivities, from 1 to 20.</text:span></text:p>
      <text:p text:style-name="P7"/>
      <text:p text:style-name="P2"><text:span text:style-name="T15">5.x <text:s/>- eMTB a</text:span><text:span text:style-name="T3">ssist level x</text:span></text:p>
      <text:p text:style-name="P10"><text:span text:style-name="T6">EMTB sensitivity up to level 9.</text:span></text:p>
      <text:p text:style-name="P2"><text:span text:style-name="T6">There is an additional level 10 (0 on the display), it is used in the other modes after the last level of assistance when "E" is displayed, only if "Enable eMTB assist" is enabled.</text:span></text:p>
      <text:p text:style-name="P2"><text:span text:style-name="T6">Attention, if you have chosen 5 levels of assistance, the value used after the last level will not be 10, but 6.</text:span></text:p>
      <text:p text:style-name="P7"/>
      <text:p text:style-name="P2"><text:span text:style-name="T16">10.0 - Motor acceleration <text:s/></text:span></text:p>
      <text:p text:style-name="P21">Acceleration of the motor.</text:p>
      <text:p text:style-name="P21">As a first setting, use low values, then gradually increase if necessary.</text:p>
      <text:p text:style-name="P21">Consider the values in the table as maximum values.</text:p>
      <text:p text:style-name="P21">Set carefully, aware that setting a higher value than necessary can cause greater stress on the transmission.</text:p>
      <text:p text:style-name="P29"><text:span text:style-name="T6">Recommended values:</text:span></text:p>
      <text:p text:style-name="P18"><text:span text:style-name="T6"><text:tab/>36 Volt motor, 36 volt battery = 35</text:span></text:p>
      <text:p text:style-name="P18"><text:span text:style-name="T6"><text:tab/>36 Volt motor, 48 volt battery = 5</text:span></text:p>
      <text:p text:style-name="P18"><text:span text:style-name="T6"><text:tab/>36 Volt motor, 52 volt battery = 0</text:span></text:p>
      <text:p text:style-name="P18"><text:span text:style-name="T6"><text:tab/>48 Volt motor, 36 volt battery = 45</text:span></text:p>
      <text:p text:style-name="P18"><text:span text:style-name="T6"><text:tab/>48 Volt motor, 48 volt battery = 35</text:span></text:p>
      <text:p text:style-name="P2"><text:span text:style-name="T6"><text:tab/>48 Volt motor, 52 volt battery = 30</text:span></text:p>
      <text:p text:style-name="P2"><text:span text:style-name="T16">10.1 - Startup assist without pedal rotation</text:span></text:p>
      <text:p text:style-name="P10"><text:span text:style-name="T6">0 = Disabled, X = Enabled e sensitivity of the torque to be applied for the start.</text:span></text:p>
      <text:p text:style-name="P3">In addition to the initial assistance with just the push on the pedals, without rotation for an immediate start, now this function is also activated with the bike in motion, when you resume pedaling after a break.</text:p>
      <text:p text:style-name="P3">Attention, by enabling the BOOST function at the same time, the effect increases!</text:p>
      <text:p text:style-name="P2"><text:span text:style-name="T6">This can cause greater transmission stress.</text:span></text:p>
      <text:p text:style-name="P3"><text:soft-page-break/></text:p>
      <text:p text:style-name="P2"><text:span text:style-name="T15">10.4 - Coaster brake torque th</text:span><text:span text:style-name="T16">reshold</text:span></text:p>
      <text:p text:style-name="P10"><text:span text:style-name="T6">0 = Disabled, X = Enabled and sensitivity of the torque to be applied for braking. Value from 15 to 40.</text:span></text:p>
      <text:p text:style-name="P2"><text:span text:style-name="T6">Disable if you do not have a coaster brake motor.</text:span></text:p>
      <text:p text:style-name="P3"/>
      <text:p text:style-name="P2"><text:span text:style-name="T4">10.9 – </text:span><text:span text:style-name="T16">Motor deceleration</text:span></text:p>
      <text:p text:style-name="P10"><text:span text:style-name="T6">Motor deceleration. Set to zero, the default deceleration ramp is active, the minimum deceleration ramp set to 100% (faster stop).</text:span></text:p>
      <text:p text:style-name="P3"/>
      <text:p text:style-name="P2"><text:span text:style-name="T4">10.10 - Pedal torque ADC offset (no weight)</text:span></text:p>
      <text:p text:style-name="P11">ADC value of the torque sensor without any push on the pedals.</text:p>
      <text:p text:style-name="P21">It is obtained from the calibration procedure to be carried out on the display.</text:p>
      <text:p text:style-name="P18"><text:span text:style-name="T6">When you need to increase the sensitivity at the start, for example with a arm-bike, subtract a number from 1 to 10 from the value obtained.</text:span></text:p>
      <text:p text:style-name="P2"><text:span text:style-name="T6">Caution. Decreasing the offset value too much can cause an unwanted start and / or a delayed motor stop.</text:span></text:p>
      <text:p text:style-name="P21"/>
      <text:p text:style-name="P18"><text:span text:style-name="T4">10.11 - Pedal torque ADC max (max weight)</text:span><text:span text:style-name="T20"> </text:span></text:p>
      <text:h text:style-name="P15" text:outline-level="1">ADC value of the torque sensor with the maximum thrust applied to the pedal (cyclist standing, on the right pedal in horizontal position).</text:h>
      <text:h text:style-name="P27" text:outline-level="1">It is obtained from the calibration procedure to be carried out on the display.</text:h>
      <text:h text:style-name="P27" text:outline-level="1">This parameter is used to amplify the range of use of the torque sensor when it is too limited.</text:h>
      <text:h text:style-name="P28" text:outline-level="1"><text:span text:style-name="T17">Check that the assistance is well distributed over all levels and in all modes, if necessary correct the value obtained in plus or minus. Lower value = higher amplification</text:span><text:span text:style-name="T6">.</text:span></text:h>
      <text:h text:style-name="P22" text:outline-level="1"/>
      <text:h text:style-name="P28" text:outline-level="1"><text:span text:style-name="T4">10.12 - Startup boost torque factor (%)</text:span></text:h>
      <text:h text:style-name="P14" text:outline-level="1"><text:span text:style-name="T6">It is used to increase the starting assistance and at low cadence.</text:span></text:h>
      <text:h text:style-name="P28" text:outline-level="1"><text:span text:style-name="T6">“Startup boost” must be enabled. Available only in "Power assist" mode.</text:span></text:h>
      <text:h text:style-name="P22" text:outline-level="1">It works both with standing start and with resuming pedaling in motion.</text:h>
      <text:h text:style-name="P28" text:outline-level="1"><text:span text:style-name="T6">The value of this parameter is the percentage increase in torque applied to the pedals with cadence = 0.</text:span></text:h>
      <text:h text:style-name="P22" text:outline-level="1">This value gradually decreases as the cadence increases, depending on the next parameter.</text:h>
      <text:h text:style-name="P22" text:outline-level="1">Set carefully, aware that setting too high a value can cause greater stress to the transmission.</text:h>
      <text:h text:style-name="P28" text:outline-level="1"><text:span text:style-name="T6">Recommended value 250, maximum 500.</text:span></text:h>
      <text:h text:style-name="P22" text:outline-level="1"/>
      <text:h text:style-name="P28" text:outline-level="1"><text:span text:style-name="T4">10.13 - Startup boost cadence step</text:span></text:h>
      <text:h text:style-name="P12" text:outline-level="1">It is used to calculate the decrease in the boost torque factor as the cadence increases, until extinction.</text:h>
      <text:h text:style-name="P28" text:outline-level="1"><text:span text:style-name="T6">Recommended value 25. Limits from 10 to 50, higher value = shorter effect.</text:span></text:h>
      <text:h text:style-name="P24" text:outline-level="1"/>
      <text:h text:style-name="P20" text:outline-level="1">10.14 – Field weakening</text:h>
      <text:p text:style-name="P21">Enabled / Disabled. The field weakening function increases the motor cadence (up to 120 RPM when possible) but there is also a loss of efficiency.</text:p>
      <text:h text:style-name="P22" text:outline-level="1">If enabled, field weakening is automatically activated when the PWM value is greater than 100%.</text:h>
      <text:h text:style-name="P23" text:outline-level="1"/>
      <text:h text:style-name="P28" text:outline-level="1"><text:span text:style-name="T3">11.7 – Pedal torque delta</text:span></text:h>
      <text:h text:style-name="P4" text:outline-level="1">Display only. ADC value of the torque sensor without offset.</text:h>
      <text:h text:style-name="P9" text:outline-level="1"><text:span text:style-name="T6">It is possible to observe and analyze the variations resulting from the torque calibration and BOOST.</text:span></text:h>
      <text:h text:style-name="P4" text:outline-level="1"/>
      <text:h text:style-name="P28" text:outline-level="1"><text:span text:style-name="T2">- Set assist mode</text:span></text:h>
      <text:p text:style-name="P10"><text:span text:style-name="T6">There are 5 assistance modes available, the choice is in the main screen.</text:span></text:p>
      <text:p text:style-name="P10"><text:span text:style-name="T6">P - POWER ASSIST <text:s text:c="2"/><text:tab/>assistance proportional to the power on the pedals</text:span></text:p>
      <text:p text:style-name="P18"><text:span text:style-name="T5"><draw:frame draw:style-name="fr2" draw:name="Immagine1" text:anchor-type="as-char" svg:width="0.203cm" svg:height="0.296cm" draw:z-index="0"><draw:image xlink:href="Pictures/100000000000000E000000145AE3A37751602869.jpg" xlink:type="simple" xlink:show="embed" xlink:actuate="onLoad" draw:mime-type="image/jpeg"/></draw:frame></text:span><text:span text:style-name="T9"><text:s/></text:span><text:span text:style-name="T6">- TORQUE ASSIST <text:s/><text:tab/>assistance proportional to the torque on the pedals</text:span></text:p>
      <text:p text:style-name="P18"><text:soft-page-break/><text:span text:style-name="T6">C - CADENCE ASSIST<text:tab/>assistance subordinated to the movement of the pedals</text:span></text:p>
      <text:p text:style-name="P18"><text:span text:style-name="T6">E - EMTB ASSIST <text:s text:c="3"/><text:tab/><text:tab/>assistance with progressive percentage of the torque on the pedals</text:span></text:p>
      <text:p text:style-name="P18"><text:span text:style-name="T6">H - HYBRID ASSIST<text:tab/><text:tab/>combined torque + power assistance </text:span></text:p>
      <text:p text:style-name="P10"><text:span text:style-name="T6">At level 0, ON/OFF button to view the current mode, UP/DOWN button to change, ON/OFF button to confirm. Assistance values for all modes from 1 to 254, for eMTB from 1 to 20.</text:span></text:p>
      <text:p text:style-name="P3">In "Power assist" mode, the assistance values of the previous version must be multiplied by 50.</text:p>
      <text:p text:style-name="P10"><text:span text:style-name="T6">“Hybrid assist” is a combination of the “Torque assist” and “Power assist” modes.</text:span></text:p>
      <text:p text:style-name="P21">The result is excellent low-cadence assistance typical of Torque mode, and the extension of high-cadence Power mode.</text:p>
      <text:p text:style-name="P18"><text:span text:style-name="T6">The assistance parameters are the same used in the two modes, combined with the same level.</text:span></text:p>
      <text:p text:style-name="P21"/>
      <text:p text:style-name="P18"><text:span text:style-name="T1">- Error codes</text:span></text:p>
      <text:p text:style-name="P10"><text:span text:style-name="T6">The errors and related codes listed in the previous version manual are no longer valid.</text:span></text:p>
      <text:p text:style-name="P2"><text:span text:style-name="T6">Error codes and description</text:span><text:span text:style-name="T5">:</text:span></text:p>
      <text:p text:style-name="P6"/>
      <text:p text:style-name="P2"><text:span text:style-name="T5">E01 - ERROR_OVERVOLTAGE</text:span></text:p>
      <text:p text:style-name="P11">Battery voltage higher than the maximum expected value.</text:p>
      <text:p text:style-name="P18"><text:span text:style-name="T6">Probable error in setting the battery parameters.</text:span></text:p>
      <text:p text:style-name="P21"/>
      <text:p text:style-name="P3">E02 - ERROR_TORQUE_SENSOR</text:p>
      <text:p text:style-name="P10"><text:span text:style-name="T6">A mechanical problem may have occurred with the torque sensor or the calibration at startup has not been performed correctly. A torque was probably applied to the pedals during power on.</text:span></text:p>
      <text:p text:style-name="P21">Switch off and on again so that the system can recalibrate, without forcing the pedals.</text:p>
      <text:p text:style-name="P18"><text:span text:style-name="T6">If the "Torque sensor calibration" function is enabled, check on the display if the value of "Pedal torque ADC offset" with free pedals and "Pedal torque ADC max" with maximum effort, correspond to those entered.</text:span></text:p>
      <text:p text:style-name="P21"/>
      <text:p text:style-name="P3">E03 - ERROR_CADENCE_SENSOR</text:p>
      <text:p text:style-name="P10"><text:span text:style-name="T6">While pedaling, no pulses are generated by the cadence sensor, possibly faulty.</text:span></text:p>
      <text:p text:style-name="P3"/>
      <text:p text:style-name="P3">E04 - ERROR_MOTOR_BLOCKED</text:p>
      <text:p text:style-name="P11">Motor or wheel blocked, excessive current absorption without motor rotation.</text:p>
      <text:p text:style-name="P21">Check the cause. </text:p>
      <text:p text:style-name="P18"><text:span text:style-name="T6">After 6 seconds the error disappears and the bike can be reused.</text:span></text:p>
      <text:p text:style-name="P21"/>
      <text:p text:style-name="P3">E08 - ERROR_SPEED_SENSOR</text:p>
      <text:p text:style-name="P16"><text:span text:style-name="T6">Faulty speed sensor or magnet too far away.<text:tab/></text:span></text:p>
      <text:p text:style-name="P5"/>
      <text:p text:style-name="P3">E09 - ERROR_WRITE_EEPROM</text:p>
      <text:p text:style-name="P10"><text:span text:style-name="T6">Error writing to eeprom. Switch off and on again to try again.</text:span></text:p>
      <text:p text:style-name="P18"><text:span text:style-name="T6">The writing in eeprom occurs at the first start-up after loading the program and every time the display is turned off.</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1"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1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2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bullet text:level="2" text:style-name="WW8Num3z1" style:num-suffix="." text:bullet-char="o">
        <style:list-level-properties text:list-level-position-and-space-mode="label-alignment">
          <style:list-level-label-alignment text:label-followed-by="listtab" text:list-tab-stop-position="2.224cm" fo:text-indent="-0.635cm" fo:margin-left="2.22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494cm" fo:text-indent="-0.635cm" fo:margin-left="3.494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764cm" fo:text-indent="-0.635cm" fo:margin-left="4.76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034cm" fo:text-indent="-0.635cm" fo:margin-left="6.03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304cm" fo:text-indent="-0.635cm" fo:margin-left="7.304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574cm" fo:text-indent="-0.635cm" fo:margin-left="8.57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844cm" fo:text-indent="-0.635cm" fo:margin-left="9.84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114cm" fo:text-indent="-0.635cm" fo:margin-left="11.1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paragraph" svg:y="0.002cm" draw:z-index="4"><draw:text-box fo:min-height="0.058cm" fo:min-width="0cm"><text:p text:style-name="Footer"><text:span text:style-name="Page_20_Number"><text:span text:style-name="MT1"><text:page-number text:select-page="current">4</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dc:subject/>
    <meta:keyword/>
    <dc:description/>
    <meta:initial-creator>Marco Brusadelli</meta:initial-creator>
    <meta:creation-date>2020-01-22T21:28:00</meta:creation-date>
    <dc:creator>Marco Brusadelli</dc:creator>
    <dc:date>2021-05-14T10:22:00</dc:date>
    <meta:print-date>2021-02-05T09:20:00</meta:print-date>
    <meta:editing-cycles>499</meta:editing-cycles>
    <meta:editing-duration>P5DT20H14M</meta:editing-duration>
    <meta:document-statistic meta:table-count="0" meta:image-count="1" meta:object-count="0" meta:page-count="4" meta:paragraph-count="144" meta:word-count="1710" meta:character-count="10070" meta:non-whitespace-character-count="8456"/>
    <meta:generator>LibreOffice/7.0.4.2$Windows_X86_64 LibreOffice_project/dcf040e67528d9187c66b2379df5ea4407429775</meta:generator>
  </office:meta>
</office:document-meta>
</file>